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40000030FB89904F046458AF8.png" manifest:media-type="image/png"/>
  <manifest:file-entry manifest:full-path="Pictures/10000001000002140000030FFCA2C64287A96775.png" manifest:media-type="image/png"/>
  <manifest:file-entry manifest:full-path="Pictures/10000001000002140000030F84FA7C69EB0A7572.png" manifest:media-type="image/png"/>
  <manifest:file-entry manifest:full-path="Pictures/10000001000002140000030F3B5811D2E637C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02cm" svg:height="10.159cm" svg:x="0.039cm" svg:y="0.028cm">
          <draw:image xlink:href="Pictures/10000001000002140000030F3B5811D2E637C7C9.png" xlink:type="simple" xlink:show="embed" xlink:actuate="onLoad" draw:mime-type="image/png">
            <text:p/>
          </draw:image>
        </draw:frame>
        <draw:frame draw:style-name="gr1" draw:text-style-name="P1" draw:layer="layout" svg:width="6.902cm" svg:height="10.159cm" svg:x="6.734cm" svg:y="0.028cm">
          <draw:image xlink:href="Pictures/10000001000002140000030F84FA7C69EB0A7572.png" xlink:type="simple" xlink:show="embed" xlink:actuate="onLoad" draw:mime-type="image/png">
            <text:p/>
          </draw:image>
        </draw:frame>
        <draw:frame draw:style-name="gr1" draw:text-style-name="P1" draw:layer="layout" svg:width="6.902cm" svg:height="10.159cm" svg:x="13.423cm" svg:y="0.028cm">
          <draw:image xlink:href="Pictures/10000001000002140000030FFCA2C64287A96775.png" xlink:type="simple" xlink:show="embed" xlink:actuate="onLoad" draw:mime-type="image/png">
            <text:p/>
          </draw:image>
        </draw:frame>
        <draw:frame draw:style-name="gr1" draw:text-style-name="P1" draw:layer="layout" svg:width="6.903cm" svg:height="10.159cm" svg:x="20.003cm" svg:y="0.028cm">
          <draw:image xlink:href="Pictures/10000001000002140000030FB89904F046458A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873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401cm" svg:x="1cm" svg:y="4.572cm"/>
      <draw:page-thumbnail draw:layer="backgroundobjects" svg:width="8.999cm" svg:height="3.401cm" svg:x="1cm" svg:y="13.148cm"/>
      <draw:page-thumbnail draw:layer="backgroundobjects" svg:width="8.999cm" svg:height="3.401cm" svg:x="1cm" svg:y="21.724cm"/>
      <draw:page-thumbnail draw:layer="backgroundobjects" svg:width="8.999cm" svg:height="3.401cm" svg:x="11cm" svg:y="4.572cm"/>
      <draw:page-thumbnail draw:layer="backgroundobjects" svg:width="8.999cm" svg:height="3.401cm" svg:x="11cm" svg:y="13.148cm"/>
      <draw:page-thumbnail draw:layer="backgroundobjects" svg:width="8.999cm" svg:height="3.401cm" svg:x="11cm" svg:y="21.724cm"/>
    </style:handout-master>
    <style:master-page style:name="Default" style:page-layout-name="PM1" draw:style-name="Mdp1">
      <draw:frame presentation:style-name="Default-title" draw:layer="backgroundobjects" svg:width="24.185cm" svg:height="1.696cm" svg:x="1.343cm" svg:y="0.405cm" presentation:class="title" presentation:placeholder="true">
        <draw:text-box/>
      </draw:frame>
      <draw:frame presentation:style-name="Default-outline1" draw:layer="backgroundobjects" svg:width="24.185cm" svg:height="5.892cm" svg:x="1.343cm" svg:y="2.377cm" presentation:class="outline" presentation:placeholder="true">
        <draw:text-box/>
      </draw:frame>
      <draw:frame presentation:style-name="Mpr1" draw:text-style-name="MP2" draw:layer="backgroundobjects" svg:width="6.26cm" svg:height="0.7cm" svg:x="1.343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18cm" svg:height="0.7cm" svg:x="9.19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6cm" svg:height="0.7cm" svg:x="19.267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1T00:58:07.697537253</meta:creation-date>
    <dc:date>2023-11-01T01:50:24.800638589</dc:date>
    <meta:editing-duration>PT6M44S</meta:editing-duration>
    <meta:editing-cycles>2</meta:editing-cycles>
    <meta:generator>LibreOffice/7.3.7.2$Linux_X86_64 LibreOffice_project/30$Build-2</meta:generator>
    <meta:document-statistic meta:object-count="27"/>
  </office:meta>
</office:document-meta>
</file>